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473a" officeooo:paragraph-rsid="0007473a"/>
    </style:style>
    <style:style style:name="T1" style:family="text">
      <style:text-properties officeooo:rsid="000833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ensation height</text:p>
      <text:p text:style-name="P1"/>
      <text:p text:style-name="P1">13 mm</text:p>
      <text:p text:style-name="P1"/>
      <text:p text:style-name="P1">Size: <text:span text:style-name="T1">5</text:span>0 x 25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5T14:39:47.974000000</meta:creation-date>
    <dc:date>2024-08-05T15:18:33.254000000</dc:date>
    <meta:editing-duration>PT38M44S</meta:editing-duration>
    <meta:editing-cycles>2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3" meta:word-count="8" meta:character-count="37" meta:non-whitespace-character-count="32"/>
  </office:meta>
</office:document-meta>
</file>